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pport:</text:p>
      <text:p text:style-name="Text_20_body">In case of problems logging in, please send us a message via the <text:a xlink:type="simple" xlink:href="https://sim.e-neutrons.esss.dk/contact/" office:target-frame-name="_blank" xlink:show="new" text:style-name="Internet_20_link" text:visited-style-name="Visited_20_Internet_20_Link">Admin contact form</text:a> (Currently served from the e-neutrons.esss.dk domain, opens in new tab.)</text:p>
      <text:p text:style-name="P1">Get an account:</text:p>
      <text:p text:style-name="Text_20_body">To request an account, <text:a xlink:type="simple" xlink:href="https://sim.e-neutrons.esss.dk/signup/" office:target-frame-name="_blank" xlink:show="new" text:style-name="Internet_20_link" text:visited-style-name="Visited_20_Internet_20_Link">please use the relevant form</text:a> (Currently served from the e-neutrons.esss.dk domain, opens in new tab)</text:p>
      <text:p text:style-name="Text_20_body">Please note that account creation is NOT automatic, and may take 1-2 working days.</text:p>
      <text:p text:style-name="P1">Password change:</text:p>
      <text:p text:style-name="Text_20_body">If you have an account already and want to change your password, please visit our <text:a xlink:type="simple" xlink:href="https://pan-learning.org/ssp" text:style-name="Internet_20_link" text:visited-style-name="Visited_20_Internet_20_Link">Password change service</text:a></text:p>
      <text:p text:style-name="P1">Tips:</text:p>
      <text:p text:style-name="Text_20_body">If you have trouble finding the course and Wikibook contents, this may be accessed directly via these links:</text:p>
      <text:list xml:id="list2196800403" text:style-name="L1">
        <text:list-item>
          <text:p text:style-name="P3">Courses – go to <text:a xlink:type="simple" xlink:href="https://pan-learning.org/moodle/" text:style-name="Internet_20_link" text:visited-style-name="Visited_20_Internet_20_Link"><text:span text:style-name="T1">https://pan-learning.org/moodle/</text:span></text:a> </text:p>
        </text:list-item>
        <text:list-item>
          <text:p text:style-name="P3">Wikibook – go to <text:a xlink:type="simple" xlink:href="https://pan-learning.org/wiki/" text:style-name="Internet_20_link" text:visited-style-name="Visited_20_Internet_20_Link"><text:span text:style-name="T1">https://pan-learning.org/wiki/</text:span></text:a> </text:p>
        </text:list-item>
        <text:list-item>
          <text:p text:style-name="P2">Simulations – these are accessed “by name” directly from the teaching material,<text:line-break/>e.g. <text:a xlink:type="simple" xlink:href="https://sim.e-neutrons.esss.dk/instrument/intro-ns/SANSsimple" text:style-name="Internet_20_link" text:visited-style-name="Visited_20_Internet_20_Link"><text:span text:style-name="T1">https://sim.e-neutrons.esss.dk/instrument/intro-ns/SANSsimple</text:span></text:a> 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8T10:30:00.370822129</meta:creation-date>
    <dc:date>2021-05-28T10:30:11.731503488</dc:date>
    <meta:editing-duration>PT11S</meta:editing-duration>
    <meta:editing-cycles>1</meta:editing-cycles>
    <meta:document-statistic meta:table-count="0" meta:image-count="0" meta:object-count="0" meta:page-count="1" meta:paragraph-count="12" meta:word-count="126" meta:character-count="865" meta:non-whitespace-character-count="748"/>
    <meta:generator>LibreOffice/6.4.7.2$Linux_X86_64 LibreOffice_project/40$Build-2</meta:generator>
  </office:meta>
</office:document-meta>
</file>